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  <style:font-face style:name="Garamond" svg:font-family="Garamond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style:repeat-content="false" style:vertical-align="middle"/>
      <style:paragraph-properties fo:text-align="center"/>
      <style:text-properties fo:color="#305496" fo:font-size="16pt" fo:font-weight="bold" style:font-family-generic="roman" style:font-name="Garamond" style:font-name-asian="Garamond" style:font-name-complex="Garamond" style:font-size-asian="16pt" style:font-size-complex="16pt" style:font-weight-asian="bold" style:font-weight-complex="bold"/>
    </style:style>
    <style:style style:data-style-name="N0" style:family="table-cell" style:name="ce3" style:parent-style-name="Sortie">
      <style:table-cell-properties fo:background-color="#F2F2F2" fo:border="thin solid #3F3F3F"/>
      <style:text-properties fo:color="#3F3F3F" fo:font-weight="bold" style:font-weight-asian="bold" style:font-weight-complex="bold"/>
    </style:style>
    <style:style style:data-style-name="N0" style:family="table-cell" style:name="ce4" style:parent-style-name="Default">
      <style:table-cell-properties style:vertical-align="automatic"/>
    </style:style>
    <style:style style:data-style-name="N0" style:family="table-cell" style:name="ce5" style:parent-style-name="Default">
      <style:table-cell-properties fo:background-color="#000000" fo:border-bottom="none" fo:border-left="thin solid #000000" fo:border-right="none" fo:border-top="thin solid #000000"/>
      <style:text-properties fo:color="#FFFFFF" fo:font-weight="bold" style:font-weight-asian="bold" style:font-weight-complex="bold"/>
    </style:style>
    <style:style style:data-style-name="N0" style:family="table-cell" style:name="ce6" style:parent-style-name="Default">
      <style:table-cell-properties fo:background-color="#000000" fo:border-bottom="none" fo:border-left="none" fo:border-right="none" fo:border-top="thin solid #000000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data-style-name="N0" style:family="table-cell" style:name="ce7" style:parent-style-name="Default">
      <style:table-cell-properties fo:background-color="#000000" fo:border-bottom="none" fo:border-left="none" fo:border-right="thin solid #000000" fo:border-top="thin solid #000000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data-style-name="N0" style:family="table-cell" style:name="ce8" style:parent-style-name="Default">
      <style:table-cell-properties fo:border="thin solid #000000"/>
    </style:style>
    <style:style style:data-style-name="N0" style:family="table-cell" style:name="ce9" style:parent-style-name="Default">
      <style:table-cell-properties fo:border-bottom="none" fo:border-left="none" fo:border-right="thin solid #000000" fo:border-top="thin solid #000000"/>
    </style:style>
    <style:style style:data-style-name="N0" style:family="table-cell" style:name="ce10" style:parent-style-name="Default">
      <style:table-cell-properties fo:border-bottom="thin solid #000000" fo:border-left="none" fo:border-right="thin solid #000000" fo:border-top="thin solid #000000"/>
    </style:style>
    <style:style style:data-style-name="N0" style:family="table-cell" style:name="ce11" style:parent-style-name="Default">
      <style:table-cell-properties style:repeat-content="false" style:vertical-align="middle"/>
      <style:paragraph-properties fo:text-align="center"/>
      <style:text-properties fo:color="#305496" fo:font-size="16pt" fo:font-weight="bold" style:font-family-generic="roman" style:font-name="Garamond" style:font-name-asian="Garamond" style:font-name-complex="Garamond" style:font-size-asian="16pt" style:font-size-complex="16pt" style:font-weight-asian="bold" style:font-weight-complex="bold"/>
    </style:style>
    <style:style style:data-style-name="N0" style:family="table-cell" style:name="ce12" style:parent-style-name="Default"/>
    <style:style style:data-style-name="N0" style:family="table-cell" style:name="ce13" style:parent-style-name="Default">
      <style:table-cell-properties fo:background-color="#000000" fo:border-bottom="thin solid #000000" fo:border-left="none" fo:border-right="none" fo:border-top="thin solid #000000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data-style-name="N0" style:family="table-cell" style:name="ce14" style:parent-style-name="Default">
      <style:table-cell-properties fo:background-color="transparent" fo:border="thin solid #000000"/>
    </style:style>
    <style:style style:family="table-column" style:name="co1">
      <style:table-column-properties fo:break-before="auto" style:column-width="2.143125cm"/>
    </style:style>
    <style:style style:family="table-column" style:name="co2">
      <style:table-column-properties fo:break-before="auto" style:column-width="2.11666666666667cm"/>
    </style:style>
    <style:style style:family="table-row" style:name="ro1">
      <style:table-row-properties fo:break-before="auto" style:row-height="15pt" style:use-optimal-row-height="false"/>
    </style:style>
    <style:style style:family="table-row" style:name="ro2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table table:name="FService" table:style-name="ta1">
        <table:table-column table:default-cell-style-name="ce1" table:number-columns-repeated="6" table:style-name="co1"/>
        <table:table-column table:default-cell-style-name="ce1" table:number-columns-repeated="16378" table:style-name="co2"/>
        <table:table-row table:style-name="ro1">
          <table:table-cell table:number-columns-repeated="2"/>
          <table:table-cell office:value-type="string" table:number-columns-spanned="5" table:number-rows-spanned="2" table:style-name="ce11">
            <text:p>FICHE DE SERVICE</text:p>
          </table:table-cell>
          <table:covered-table-cell table:number-columns-repeated="4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/>
          <table:covered-table-cell/>
          <table:covered-table-cell table:number-columns-repeated="4"/>
          <table:table-cell table:style-name="ce2"/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CIV</text:p>
          </table:table-cell>
          <table:table-cell table:style-name="ce1"/>
          <table:table-cell office:value-type="string" table:style-name="ce3">
            <text:p>NOM</text:p>
          </table:table-cell>
          <table:table-cell table:number-columns-repeated="2" table:style-name="ce1"/>
          <table:table-cell office:value-type="string" table:style-name="ce3">
            <text:p>Prenom</text:p>
          </table:table-cell>
          <table:table-cell table:style-name="ce4"/>
          <table:table-cell table:number-columns-repeated="16375"/>
        </table:table-row>
        <table:table-row table:style-name="ro2">
          <table:table-cell table:number-columns-repeated="2"/>
          <table:table-cell table:number-columns-repeated="2" table:style-name="ce1"/>
          <table:table-cell office:string-value="koko" office:value-type="string" table:number-columns-spanned="2" table:number-rows-spanned="1" table:style-name="ce12">
            <text:p>koko</text:p>
          </table:table-cell>
          <table:covered-table-cell/>
          <table:table-cell table:style-name="ce1"/>
          <table:table-cell office:string-value="kiki" office:value-type="string" table:number-columns-spanned="2" table:number-rows-spanned="1" table:style-name="ce12">
            <text:p>kiki</text:p>
          </table:table-cell>
          <table:covered-table-cell/>
          <table:table-cell table:number-columns-repeated="16375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STATUT<text:s/></text:p>
          </table:table-cell>
          <table:table-cell table:number-columns-repeated="2" table:style-name="ce1"/>
          <table:table-cell office:value-type="string" table:style-name="ce3">
            <text:p>DISCIPLINE</text:p>
          </table:table-cell>
          <table:table-cell table:number-columns-repeated="16378" table:style-name="ce1"/>
        </table:table-row>
        <table:table-row table:style-name="ro2">
          <table:table-cell table:number-columns-repeated="5"/>
          <table:table-cell office:string-value="N/A" office:value-type="string">
            <text:p>N/A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EMAIL<text:s/></text:p>
          </table:table-cell>
          <table:table-cell table:style-name="ce4"/>
          <table:table-cell table:number-columns-spanned="4" table:number-rows-spanned="1" table:style-name="ce12"/>
          <table:covered-table-cell table:number-columns-repeated="3"/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PORTABLE</text:p>
          </table:table-cell>
          <table:table-cell table:number-columns-repeated="2" table:style-name="ce1"/>
          <table:table-cell office:value-type="string" table:style-name="ce3">
            <text:p>FIXE</text:p>
          </table:table-cell>
          <table:table-cell table:style-name="ce1"/>
          <table:table-cell office:value-type="string" table:style-name="ce3">
            <text:p>POSTE</text:p>
          </table:table-cell>
          <table:table-cell table:number-columns-repeated="16376" table:style-name="ce1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table:number-columns-repeated="2"/>
          <table:table-cell table:number-columns-spanned="2" table:number-rows-spanned="1" table:style-name="ce12"/>
          <table:covered-table-cell/>
          <table:table-cell table:style-name="ce1"/>
          <table:table-cell table:number-columns-spanned="2" table:number-rows-spanned="1" table:style-name="ce12"/>
          <table:covered-table-cell/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5">
            <text:p>ANNÉE</text:p>
          </table:table-cell>
          <table:table-cell office:value-type="string" table:number-columns-spanned="3" table:number-rows-spanned="1" table:style-name="ce13">
            <text:p>ENSEIGNEMENT</text:p>
          </table:table-cell>
          <table:covered-table-cell table:number-columns-repeated="2"/>
          <table:table-cell office:value-type="string" table:style-name="ce6">
            <text:p>Type</text:p>
          </table:table-cell>
          <table:table-cell office:value-type="string" table:style-name="ce7">
            <text:p>Nbr H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10"/>
          <table:table-cell table:number-columns-repeated="16376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  <style:font-face style:name="Garamond" svg:font-family="Garamond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name="Calibri" style:font-name-asian="Calibri" style:font-name-complex="Calibri" style:font-size-asian="11pt" style:font-size-complex="11pt"/>
    </style:style>
    <style:style style:data-style-name="N0" style:family="table-cell" style:name="Sortie">
      <style:table-cell-properties fo:background-color="#F2F2F2" fo:border="thin solid #3F3F3F"/>
      <style:text-properties fo:color="#3F3F3F" fo:font-weight="bold" style:font-weight-asian="bold" style:font-weight-complex="bold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3in" fo:margin-left="0.7in" fo:margin-right="0.7in" fo:margin-top="0.3in" style:first-page-number="continue" style:print="objects charts drawings" style:print-orientation="portrait" style:print-page-order="ttb" style:scale-to="100%" style:table-centering="none"/>
      <style:header-style>
        <style:header-footer-properties fo:margin-bottom="0in" fo:margin-left="0.7in" fo:margin-right="0.7in" fo:min-height="0.45in"/>
      </style:header-style>
      <style:footer-style>
        <style:header-footer-properties fo:margin-left="0.7in" fo:margin-right="0.7in" fo:margin-top="0in" fo:min-height="0.45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Raouf</meta:initial-creator>
    <dc:creator>Raouf</dc:creator>
    <meta:creation-date>2017-06-05T10:41:49Z</meta:creation-date>
    <dc:date>2017-06-06T08:14:54Z</dc:date>
  </office:meta>
</office:document-meta>
</file>